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color="#47b8b8" fo:font-weight="bold" style:font-size-asian="10.5pt" style:font-weight-asian="bold" style:font-weight-complex="bold"/>
    </style:style>
    <style:style style:name="P5" style:family="paragraph">
      <style:text-properties fo:color="#9966cc" fo:font-weight="bold" style:font-weight-asian="bold" style:font-weight-complex="bold"/>
    </style:style>
    <style:style style:name="P6" style:family="paragraph">
      <style:paragraph-properties fo:text-align="center"/>
      <style:text-properties fo:font-size="14pt" fo:font-weight="600" style:font-size-asian="10.5pt"/>
    </style:style>
    <style:style style:name="T1" style:family="text">
      <style:text-properties fo:color="#47b8b8" fo:font-weight="bold" style:font-size-asian="10.5pt" style:font-weight-asian="bold" style:font-weight-complex="bold"/>
    </style:style>
    <style:style style:name="T2" style:family="text">
      <style:text-properties fo:color="#9966cc" fo:font-weight="bold" style:font-weight-asian="bold" style:font-weight-complex="bold"/>
    </style:style>
    <style:style style:name="T3" style:family="text">
      <style:text-properties fo:font-size="14pt" fo:font-weight="600" style:font-size-asian="10.5pt"/>
    </style:style>
    <style:style style:name="gr1" style:family="graphic">
      <style:graphic-properties draw:fill-color="#47b8b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9966cc" draw:fill-color="#9966cc" draw:textarea-horizontal-align="justify" draw:textarea-vertical-align="bottom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47b8b8" draw:fill-color="#47b8b8" draw:textarea-horizontal-align="center" draw:textarea-vertical-align="bottom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9966cc" draw:fill-color="#9966cc" draw:textarea-horizontal-align="center" draw:textarea-vertical-align="bottom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0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so Auction API</text:p>
      <text:p text:style-name="P1"/>
      <text:p text:style-name="P2"><draw:rect text:anchor-type="paragraph" draw:z-index="0" draw:style-name="gr1" draw:text-style-name="P3" svg:width="1.687in" svg:height="0.4268in" svg:x="1.561in" svg:y="0.3791in" draw:corner-radius="0.3in"><text:p text:style-name="P3">UserController</text:p></draw:rect><draw:rect text:anchor-type="paragraph" draw:z-index="1" draw:style-name="gr2" draw:text-style-name="P3" svg:width="1.687in" svg:height="0.4268in" svg:x="3.5819in" svg:y="0.3791in" draw:corner-radius="0.3in"><text:p text:style-name="P3">AuctionController</text:p></draw:rect><draw:frame text:anchor-type="paragraph" draw:z-index="2" draw:style-name="gr3" svg:width="1.063in" svg:height="0.3335in" svg:x="-0.5535in" svg:y="1.1807in"><draw:text-box><text:p>auction_bid()</text:p></draw:text-box></draw:frame><draw:frame text:anchor-type="paragraph" draw:z-index="3" draw:style-name="gr3" draw:text-style-name="P4" svg:width="1.2606in" svg:height="0.3335in" svg:x="1.7484in" svg:y="1.222in"><draw:text-box><text:p><text:span text:style-name="T1">validate_user()</text:span></text:p></draw:text-box></draw:frame><draw:frame text:anchor-type="paragraph" draw:z-index="4" draw:style-name="gr4" draw:text-style-name="P5" svg:width="1.0004in" svg:height="0.3543in" svg:x="3.9701in" svg:y="1.6598in"><draw:text-box><text:p><text:span text:style-name="T2">place_bid()</text:span></text:p></draw:text-box></draw:frame><draw:frame text:anchor-type="paragraph" draw:z-index="5" draw:style-name="gr5" svg:width="1.2921in" svg:height="0.6878in" svg:x="6.2693in" svg:y="2.3681in"><draw:text-box><text:p>Timer to activate autobidders</text:p></draw:text-box></draw:frame><draw:frame text:anchor-type="paragraph" draw:z-index="6" draw:style-name="gr6" draw:text-style-name="P5" svg:width="2.2087in" svg:height="0.3024in" svg:x="3.3839in" svg:y="2.5346in"><draw:text-box><text:p><text:span text:style-name="T2">invoke_next_autobidder()</text:span></text:p></draw:text-box></draw:frame><draw:custom-shape text:anchor-type="paragraph" draw:z-index="7" draw:style-name="gr7" svg:width="0.5295in" svg:height="0.2835in" draw:transform="rotate (1.53222455032582) translate (4.25763888888889in 2.46388888888889in)"><text:p/><draw:enhanced-geometry svg:viewBox="0 0 21600 21600" draw:mirror-horizontal="false" draw:mirror-vertical="false" draw:extrusion="false" draw:text-areas="0 ?f0 ?f5 ?f2" draw:type="right-arrow" draw:modifiers="17749.934469200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7" svg:width="3.1398in" svg:height="0.2835in" draw:transform="rotate (-0.128107167096383) translate (0.586111111111111in 1.27986111111111in)"><text:p/><draw:enhanced-geometry svg:viewBox="0 0 21600 21600" draw:mirror-horizontal="false" draw:mirror-vertical="false" draw:extrusion="false" draw:text-areas="0 ?f0 ?f5 ?f2" draw:type="right-arrow" draw:modifiers="20151.546624520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6" draw:text-style-name="P5" svg:width="2.0106in" svg:height="0.3024in" svg:x="3.4571in" svg:y="3.472in"><draw:text-box><text:p><text:span text:style-name="T2">auctions_status_by_id()</text:span></text:p></draw:text-box></draw:frame><draw:frame text:anchor-type="paragraph" draw:z-index="11" draw:style-name="gr9" svg:width="1.8248in" svg:height="0.3232in" svg:x="-0.7008in" svg:y="3.3827in"><draw:text-box><text:p>auctions_status_by_id()</text:p></draw:text-box></draw:frame><draw:custom-shape text:anchor-type="paragraph" draw:z-index="12" draw:style-name="gr10" svg:width="2.0941in" svg:height="0.2835in" draw:transform="rotate (-0.0249582083035194) translate (1.24166666666667in 3.37291666666667in)"><text:p/><draw:enhanced-geometry svg:viewBox="0 0 21600 21600" draw:mirror-horizontal="false" draw:mirror-vertical="false" draw:extrusion="false" draw:text-areas="0 ?f0 ?f5 ?f2" draw:type="right-arrow" draw:modifiers="19766.902404526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style-name="gr6" draw:text-style-name="P5" svg:width="1.865in" svg:height="0.3024in" svg:x="3.5299in" svg:y="4.3055in"><draw:text-box><text:p><text:span text:style-name="T2">auctions_list_active()</text:span></text:p></draw:text-box></draw:frame><draw:frame text:anchor-type="paragraph" draw:z-index="14" draw:style-name="gr11" svg:width="1.698in" svg:height="0.3441in" svg:x="-0.6992in" svg:y="4.2327in"><draw:text-box><text:p>auctions_list_active()</text:p></draw:text-box></draw:frame><draw:custom-shape text:anchor-type="paragraph" draw:z-index="15" draw:style-name="gr10" svg:width="2.2894in" svg:height="0.2835in" draw:transform="rotate (-0.0249582083035194) translate (1.00555555555556in 4.23263888888889in)"><text:p/><draw:enhanced-geometry svg:viewBox="0 0 21600 21600" draw:mirror-horizontal="false" draw:mirror-vertical="false" draw:extrusion="false" draw:text-areas="0 ?f0 ?f5 ?f2" draw:type="right-arrow" draw:modifiers="19766.902404526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style-name="gr6" draw:text-style-name="P5" svg:width="1.5315in" svg:height="0.3024in" svg:x="3.6965in" svg:y="5.889in"><draw:text-box><text:p><text:span text:style-name="T2">auctions_list_all()</text:span></text:p></draw:text-box></draw:frame><draw:frame text:anchor-type="paragraph" draw:z-index="17" draw:style-name="gr12" svg:width="1.4587in" svg:height="0.4752in" svg:x="-0.7098in" svg:y="5.6598in"><draw:text-box><text:p>auctions_list_all()</text:p></draw:text-box></draw:frame><draw:frame text:anchor-type="paragraph" draw:z-index="18" draw:style-name="gr3" draw:text-style-name="P4" svg:width="1.8961in" svg:height="0.3335in" svg:x="1.3319in" svg:y="7.0972in"><draw:text-box><text:p><text:span text:style-name="T1">validate_admin_user()</text:span></text:p></draw:text-box></draw:frame><draw:custom-shape text:anchor-type="paragraph" draw:z-index="19" draw:style-name="gr7" svg:width="2.9776in" svg:height="0.2835in" draw:transform="rotate (-0.0150098315671505) translate (0.589583333333333in 5.82083333333333in)"><text:p/><draw:enhanced-geometry svg:viewBox="0 0 21600 21600" draw:mirror-horizontal="false" draw:mirror-vertical="false" draw:extrusion="false" draw:text-areas="0 ?f0 ?f5 ?f2" draw:type="right-arrow" draw:modifiers="20159.328358209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style-name="gr13" draw:text-style-name="P6" svg:width="1.5315in" svg:height="0.313in" svg:x="-0.5638in" svg:y="0.4618in"><draw:text-box><text:p text:style-name="P3"><text:span text:style-name="T3">Web Client API</text:span></text:p></draw:text-box></draw:frame><draw:frame text:anchor-type="paragraph" draw:z-index="21" draw:style-name="gr14" draw:text-style-name="P6" svg:width="2.0315in" svg:height="0.5315in" svg:x="5.561in" svg:y="0.4307in"><draw:text-box><text:p text:style-name="P3"><text:span text:style-name="T3">Scheduled Function Call</text:span></text:p></draw:text-box></draw:frame><draw:custom-shape text:anchor-type="paragraph" draw:z-index="8" draw:style-name="gr8" svg:width="0.9488in" svg:height="0.2835in" draw:transform="rotate (-0.0249582083035194) translate (0.575in 1.10972222222222in)"><text:p/><draw:enhanced-geometry svg:viewBox="0 0 21600 21600" draw:mirror-horizontal="false" draw:mirror-vertical="false" draw:extrusion="false" draw:text-areas="0 ?f0 ?f5 ?f2" draw:type="right-arrow" draw:modifiers="19512.853236098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style-name="gr10" svg:width="0.3976in" svg:height="0.2835in" draw:transform="rotate (3.13722933045981) translate (5.98888888888889in 2.83680555555556in)"><text:p/><draw:enhanced-geometry svg:viewBox="0 0 21600 21600" draw:mirror-horizontal="false" draw:mirror-vertical="false" draw:extrusion="false" draw:text-areas="0 ?f0 ?f5 ?f2" draw:type="right-arrow" draw:modifiers="17604.1884816754 10192.665036674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3" draw:style-name="gr11" svg:width="1.698in" svg:height="0.3441in" svg:x="-0.7098in" svg:y="4.972in"><draw:text-box><text:p>auction_detail()</text:p></draw:text-box></draw:frame><draw:frame text:anchor-type="paragraph" draw:z-index="24" draw:style-name="gr6" draw:text-style-name="P5" svg:width="1.365in" svg:height="0.3024in" svg:x="3.7591in" svg:y="5.0764in"><draw:text-box><text:p><text:span text:style-name="T2">auction_detail()</text:span></text:p></draw:text-box></draw:frame><draw:custom-shape text:anchor-type="paragraph" draw:z-index="25" draw:style-name="gr10" svg:width="2.8213in" svg:height="0.2835in" draw:transform="rotate (-0.0249582083035194) translate (0.734722222222222in 4.97569444444444in)"><text:p/><draw:enhanced-geometry svg:viewBox="0 0 21600 21600" draw:mirror-horizontal="false" draw:mirror-vertical="false" draw:extrusion="false" draw:text-areas="0 ?f0 ?f5 ?f2" draw:type="right-arrow" draw:modifiers="19766.902404526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6" draw:style-name="gr12" svg:width="1.4587in" svg:height="0.4752in" svg:x="-0.7201in" svg:y="6.7063in"><draw:text-box><text:p>auction_create()</text:p></draw:text-box></draw:frame><draw:frame text:anchor-type="paragraph" draw:z-index="27" draw:style-name="gr6" draw:text-style-name="P5" svg:width="1.5315in" svg:height="0.3024in" svg:x="3.7071in" svg:y="6.6909in"><draw:text-box><text:p><text:span text:style-name="T2">auction_create()</text:span></text:p></draw:text-box></draw:frame><draw:custom-shape text:anchor-type="paragraph" draw:z-index="28" draw:style-name="gr8" svg:width="0.7197in" svg:height="0.2835in" draw:transform="rotate (-0.310319541004591) translate (0.572222222222222in 6.74166666666667in)"><text:p/><draw:enhanced-geometry svg:viewBox="0 0 21600 21600" draw:mirror-horizontal="false" draw:mirror-vertical="false" draw:extrusion="false" draw:text-areas="0 ?f0 ?f5 ?f2" draw:type="right-arrow" draw:modifiers="18759.45205479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8" svg:width="1.4642in" svg:height="0.2835in" draw:transform="rotate (-0.963247214175669) translate (0.768055555555555in 5.75625in)"><text:p/><draw:enhanced-geometry svg:viewBox="0 0 21600 21600" draw:mirror-horizontal="false" draw:mirror-vertical="false" draw:extrusion="false" draw:text-areas="0 ?f0 ?f5 ?f2" draw:type="right-arrow" draw:modifiers="18759.45205479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7" svg:width="3.0386in" svg:height="0.2835in" draw:transform="rotate (0.0445058959258566) translate (0.530555555555556in 6.79305555555556in)"><text:p/><draw:enhanced-geometry svg:viewBox="0 0 21600 21600" draw:mirror-horizontal="false" draw:mirror-vertical="false" draw:extrusion="false" draw:text-areas="0 ?f0 ?f5 ?f2" draw:type="right-arrow" draw:modifiers="20159.328358209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1" draw:style-name="gr15" svg:width="1.2087in" svg:height="0.3614in" svg:x="-0.7098in" svg:y="7.4339in"><draw:text-box><text:p>auction_start()</text:p></draw:text-box></draw:frame><draw:custom-shape text:anchor-type="paragraph" draw:z-index="32" draw:style-name="gr8" svg:width="0.8669in" svg:height="0.2835in" draw:transform="rotate (0.212755635818109) translate (0.403472222222222in 7.42638888888889in)"><text:p/><draw:enhanced-geometry svg:viewBox="0 0 21600 21600" draw:mirror-horizontal="false" draw:mirror-vertical="false" draw:extrusion="false" draw:text-areas="0 ?f0 ?f5 ?f2" draw:type="right-arrow" draw:modifiers="18759.45205479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3" draw:style-name="gr6" draw:text-style-name="P5" svg:width="1.5315in" svg:height="0.3024in" svg:x="3.5193in" svg:y="7.5138in"><draw:text-box><text:p><text:span text:style-name="T2">auction_start()</text:span></text:p></draw:text-box></draw:frame><draw:custom-shape text:anchor-type="paragraph" draw:z-index="34" draw:style-name="gr7" svg:width="2.9323in" svg:height="0.2835in" draw:transform="rotate (-0.010995574287563) translate (0.431944444444444in 7.45486111111111in)"><text:p/><draw:enhanced-geometry svg:viewBox="0 0 21600 21600" draw:mirror-horizontal="false" draw:mirror-vertical="false" draw:extrusion="false" draw:text-areas="0 ?f0 ?f5 ?f2" draw:type="right-arrow" draw:modifiers="20159.328358209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5" draw:style-name="gr16" svg:width="1.2087in" svg:height="0.3031in" svg:x="-0.7409in" svg:y="8.1591in"><draw:text-box><text:p>auction_pause()</text:p></draw:text-box></draw:frame><draw:custom-shape text:anchor-type="paragraph" draw:z-index="36" draw:style-name="gr8" svg:width="1.2961in" svg:height="0.2835in" draw:transform="rotate (0.651182343919085) translate (0.398611111111111in 8.09305555555556in)"><text:p/><draw:enhanced-geometry svg:viewBox="0 0 21600 21600" draw:mirror-horizontal="false" draw:mirror-vertical="false" draw:extrusion="false" draw:text-areas="0 ?f0 ?f5 ?f2" draw:type="right-arrow" draw:modifiers="18759.45205479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7" draw:style-name="gr6" draw:text-style-name="P5" svg:width="1.5315in" svg:height="0.3024in" svg:x="3.4673in" svg:y="8.1909in"><draw:text-box><text:p><text:span text:style-name="T2">auction_pause()</text:span></text:p></draw:text-box></draw:frame><draw:custom-shape text:anchor-type="paragraph" draw:z-index="38" draw:style-name="gr7" svg:width="2.7571in" svg:height="0.2835in" draw:transform="rotate (-0.010995574287563) translate (0.535416666666667in 8.15555555555556in)"><text:p/><draw:enhanced-geometry svg:viewBox="0 0 21600 21600" draw:mirror-horizontal="false" draw:mirror-vertical="false" draw:extrusion="false" draw:text-areas="0 ?f0 ?f5 ?f2" draw:type="right-arrow" draw:modifiers="20159.328358209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9" draw:style-name="gr6" draw:text-style-name="P5" svg:width="2.0524in" svg:height="0.3024in" svg:x="3.1547in" svg:y="8.7744in"><draw:text-box><text:p><text:span text:style-name="T2">auction_assign_winner()</text:span></text:p></draw:text-box></draw:frame><draw:frame text:anchor-type="paragraph" draw:z-index="40" draw:style-name="gr5" svg:width="1.2921in" svg:height="0.6878in" svg:x="6.2591in" svg:y="8.5661in"><draw:text-box><text:p>Timer to end auction</text:p></draw:text-box></draw:frame><draw:custom-shape text:anchor-type="paragraph" draw:z-index="41" draw:style-name="gr10" svg:width="0.3976in" svg:height="0.2835in" draw:transform="rotate (3.13722933045981) translate (5.95763888888889in 8.95138888888889in)"><text:p/><draw:enhanced-geometry svg:viewBox="0 0 21600 21600" draw:mirror-horizontal="false" draw:mirror-vertical="false" draw:extrusion="false" draw:text-areas="0 ?f0 ?f5 ?f2" draw:type="right-arrow" draw:modifiers="17604.1884816754 10192.665036674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FreeSans1" fo:font-size="14pt" style:font-name-asian="FreeSans2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7:16:05</meta:creation-date>
    <dc:date>2012-10-30T10:39:15</dc:date>
    <meta:editing-duration>PT38M31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